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Abyssinica SIL" svg:font-family="'Abyssinica SIL'" style:font-pitch="variable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 style:master-page-name="">
      <style:table-properties style:width="17.013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7.013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eeeeee" fo:padding="0.097cm" fo:border="0.05pt solid #000000" style:writing-mode="page">
        <style:background-image/>
      </style:table-cell-properties>
    </style:style>
    <style:style style:name="Table3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13cm" table:align="margins"/>
    </style:style>
    <style:style style:name="Table1.A" style:family="table-column">
      <style:table-column-properties style:column-width="17.013cm" style:rel-column-width="65535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19cm" table:align="margins"/>
    </style:style>
    <style:style style:name="Table4.A" style:family="table-column">
      <style:table-column-properties style:column-width="16.819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table:align="margins"/>
    </style:style>
    <style:style style:name="Table2.A" style:family="table-column">
      <style:table-column-properties style:column-width="17.013cm" style:rel-column-width="65535*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15pt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officeooo:rsid="00183b3d" officeooo:paragraph-rsid="00183b3d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5pt" officeooo:rsid="00183b3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sans-serif" fo:font-size="15pt" officeooo:rsid="00183b3d" officeooo:paragraph-rsid="00183b3d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Arial" fo:font-size="12pt" officeooo:paragraph-rsid="0019dbfa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Arial" fo:font-size="12pt" fo:font-style="italic" officeooo:paragraph-rsid="0019dbfa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officeooo:paragraph-rsid="001a2f39"/>
    </style:style>
    <style:style style:name="P8" style:family="paragraph" style:parent-style-name="Table_20_Contents">
      <style:paragraph-properties fo:text-align="start" style:justify-single-word="false"/>
      <style:text-properties style:font-name="sans-serif" fo:font-size="15pt"/>
    </style:style>
    <style:style style:name="P9" style:family="paragraph" style:parent-style-name="Table_20_Contents">
      <style:paragraph-properties fo:text-align="center" style:justify-single-word="false"/>
      <style:text-properties style:font-name="sans-serif" fo:font-size="15pt" officeooo:rsid="0019dbfa" officeooo:paragraph-rsid="0019dbfa"/>
    </style:style>
    <style:style style:name="P10" style:family="paragraph" style:parent-style-name="Table_20_Contents">
      <style:paragraph-properties fo:text-align="center" style:justify-single-word="false"/>
      <style:text-properties style:font-name="sans-serif" fo:font-size="15pt" officeooo:rsid="001b4e6d" officeooo:paragraph-rsid="001b4e6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paragraph-rsid="0019dbfa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50356" officeooo:paragraph-rsid="0019dbfa" style:font-size-asian="12pt" style:font-size-complex="12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12pt" fo:font-weight="normal" officeooo:rsid="00150356" officeooo:paragraph-rsid="0019dbfa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officeooo:rsid="00150356" officeooo:paragraph-rsid="0019dbfa" style:font-size-asian="12pt" style:font-style-asian="italic" style:font-size-complex="12pt" style:font-style-complex="italic"/>
    </style:style>
    <style:style style:name="P16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style:use-window-font-color="true" style:font-name="Arial" fo:font-size="12pt" officeooo:rsid="00150356" officeooo:paragraph-rsid="0019dbfa" fo:background-color="#eeeeee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2pt" officeooo:rsid="00150356" officeooo:paragraph-rsid="0019dbfa" fo:background-color="#ffffff" style:font-size-asian="12pt" style:font-size-complex="12pt"/>
    </style:style>
    <style:style style:name="P18" style:family="paragraph" style:parent-style-name="Heading_20_3">
      <style:paragraph-properties fo:line-height="100%" fo:text-align="start" style:justify-single-word="false"/>
      <style:text-properties style:font-name="Arial" fo:font-size="12pt" fo:font-weight="normal" officeooo:rsid="00150356" officeooo:paragraph-rsid="0019dbfa" style:font-size-asian="12pt" style:font-weight-asian="normal" style:font-size-complex="12pt" style:font-weight-complex="normal"/>
    </style:style>
    <style:style style:name="T1" style:family="text">
      <style:text-properties officeooo:rsid="0016bdb3"/>
    </style:style>
    <style:style style:name="T2" style:family="text">
      <style:text-properties fo:font-weight="normal" officeooo:rsid="0016bdb3" style:font-weight-asian="normal" style:font-weight-complex="normal"/>
    </style:style>
    <style:style style:name="T3" style:family="text">
      <style:text-properties fo:font-weight="normal" officeooo:rsid="0017ef84" style:font-weight-asian="normal" style:font-weight-complex="normal"/>
    </style:style>
    <style:style style:name="T4" style:family="text">
      <style:text-properties officeooo:rsid="0017ef84"/>
    </style:style>
    <style:style style:name="T5" style:family="text">
      <style:text-properties style:text-underline-style="solid" style:text-underline-width="auto" style:text-underline-color="font-color" officeooo:rsid="0017ef84"/>
    </style:style>
    <style:style style:name="T6" style:family="text">
      <style:text-properties style:text-underline-style="solid" style:text-underline-width="auto" style:text-underline-color="font-color" officeooo:rsid="001b4e6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" fo:font-size="12pt" officeooo:rsid="001a2f39" style:font-size-asian="12pt" style:font-size-complex="12pt"/>
    </style:style>
    <style:style style:name="T12" style:family="text">
      <style:text-properties officeooo:rsid="001b4e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0">Personne du groupe :</text:span> <text:span text:style-name="T1">Patrick Chen, Aymen Alloune, Marco Araujo Figueiredo, Tharindu Perera, Cyril Soupramaniane, Abdenour Nejjari</text:span></text:p>
          </table:table-cell>
        </table:table-row>
        <table:table-row>
          <table:table-cell table:style-name="Table3.A2" office:value-type="string">
            <text:p text:style-name="P17"><text:span text:style-name="T8">Contexte de l’observation:</text:span> <text:s/>Concours <text:span text:style-name="T1">éloquence</text:span></text:p>
            <text:p text:style-name="P17"><text:span text:style-name="T8">Date de l’observation: </text:span><text:span text:style-name="T7"><text:s/></text:span>le 14 avril 2022</text:p>
            <text:p text:style-name="P17"><text:span text:style-name="T8">Lieux : </text:span><text:span text:style-name="T9"><text:s/></text:span>Département Informatique de l’Iut de Villetaneuse</text:p>
          </table:table-cell>
        </table:table-row>
      </table:table>
      <text:p text:style-name="P3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Travaux accomplis</text:p>
          </table:table-cell>
        </table:table-row>
        <table:table-row>
          <table:table-cell table:style-name="Table1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5"><text:span text:style-name="T4">Candidats</text:span> interviewés :</text:p>
                  <text:p text:style-name="P13"/>
                  <text:p text:style-name="P14">--<text:span text:style-name="T4">&gt;</text:span>Youssef Bedah</text:p>
                  <text:h text:style-name="P18" text:outline-level="3">--<text:span text:style-name="T4">&gt;</text:span>Quentin Vermeersch </text:h>
                  <text:p text:style-name="P5"><text:span text:style-name="T2">--</text:span><text:span text:style-name="T3">&gt;</text:span><text:span text:style-name="T2">Oussama </text:span>Smaoune</text:p>
                  <text:p text:style-name="P5"/>
                  <text:p text:style-name="P6"><text:span text:style-name="T6">Sp</text:span><text:span text:style-name="T5">ectateur interviewé :</text:span></text:p>
                  <text:p text:style-name="P5">–<text:span text:style-name="T4">&gt;</text:span> <text:span text:style-name="T4">Samuel Dorismond </text:span></text:p>
                </table:table-cell>
              </table:table-row>
              <table:table-row>
                <table:table-cell table:style-name="Table4.A2" office:value-type="string">
                  <text:p text:style-name="P7"><text:span text:style-name="T11">Lien drive contenant les videos et photos : </text:span><text:a xlink:type="simple" xlink:href="https://drive.google.com/drive/folders/1wWrrzyzunJ6mYEP1LWBXO_9PiFdHBpRL" office:target-frame-name="_blank" xlink:show="new" text:style-name="Internet_20_link" text:visited-style-name="Visited_20_Internet_20_Link">https://drive.google.com/drive/folders/1wWrrzyzunJ6mYEP1LWBXO_9PiFdHBpRL</text:a></text:p>
                </table:table-cell>
              </table:table-row>
            </table:table>
            <text:p text:style-name="P12"/>
          </table:table-cell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Supports utilisés</text:p>
          </table:table-cell>
        </table:table-row>
        <table:table-row>
          <table:table-cell table:style-name="Table2.A2" office:value-type="string">
            <text:p text:style-name="P8">-<text:span text:style-name="T12">Caméras (Filmer les candidats et spectateur)</text:span></text:p>
            <text:p text:style-name="P8">-<text:span text:style-name="T12">Ordinateur (pour le futur montage des vidéos et création du site internet)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Abyssinica SIL" svg:font-family="'Abyssinica SIL'" style:font-pitch="variable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09:15:11.542464053</meta:creation-date>
    <dc:date>2022-05-13T10:46:44.528780743</dc:date>
    <meta:editing-duration>PT17M1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1" meta:paragraph-count="16" meta:word-count="89" meta:character-count="680" meta:non-whitespace-character-count="605"/>
  </office:meta>
</office:document-meta>
</file>